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94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table table:name="value_literal_3_250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valueID</text:p>
          </table:table-cell>
          <table:table-cell table:style-name="ce1" office:value-type="string">
            <text:p>value_literal_3_250</text:p>
          </table:table-cell>
        </table:table-row>
        <table:table-row table:style-name="ro2">
          <table:table-cell office:value-type="string">
            <text:p>dataType</text:p>
          </table:table-cell>
          <table:table-cell office:value-type="string">
            <text:p>literal</text:p>
          </table:table-cell>
        </table:table-row>
        <table:table-row table:style-name="ro2">
          <table:table-cell office:value-type="string">
            <text:p>minLength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xLength</text:p>
          </table:table-cell>
          <table:table-cell office:value-type="float" office:value="250">
            <text:p>250</text:p>
          </table:table-cell>
        </table:table-row>
      </table:table>
      <table:table table:name="value2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valueID</text:p>
          </table:table-cell>
          <table:table-cell office:value-type="string">
            <text:p>value2</text:p>
          </table:table-cell>
        </table:table-row>
        <table:table-row table:style-name="ro2">
          <table:table-cell office:value-type="string">
            <text:p>dataType</text:p>
          </table:table-cell>
          <table:table-cell office:value-type="string">
            <text:p>literal</text:p>
          </table:table-cell>
        </table:table-row>
      </table:table>
      <table:table table:name="value3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valueID</text:p>
          </table:table-cell>
          <table:table-cell office:value-type="string">
            <text:p>value3</text:p>
          </table:table-cell>
        </table:table-row>
        <table:table-row table:style-name="ro2">
          <table:table-cell office:value-type="string">
            <text:p>dataType</text:p>
          </table:table-cell>
          <table:table-cell office:value-type="string">
            <text:p>xsd:mbox</text:p>
          </table:table-cell>
        </table:table-row>
      </table:table>
      <table:table table:name="title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statementID</text:p>
          </table:table-cell>
          <table:table-cell office:value-type="string">
            <text:p>title</text:p>
          </table:table-cell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Title</text:p>
          </table:table-cell>
        </table:table-row>
        <table:table-row table:style-name="ro2">
          <table:table-cell office:value-type="string">
            <text:p>value</text:p>
          </table:table-cell>
          <table:table-cell office:value-type="string">
            <text:p>value_literal_3_250</text:p>
          </table:table-cell>
        </table:table-row>
      </table:table>
      <table:table table:name="name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statementID</text:p>
          </table:table-cell>
          <table:table-cell office:value-type="string">
            <text:p>name</text:p>
          </table:table-cell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Name</text:p>
          </table:table-cell>
        </table:table-row>
        <table:table-row table:style-name="ro2">
          <table:table-cell office:value-type="string">
            <text:p>value</text:p>
          </table:table-cell>
          <table:table-cell office:value-type="string">
            <text:p>value2</text:p>
          </table:table-cell>
        </table:table-row>
      </table:table>
      <table:table table:name="homepage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statementID</text:p>
          </table:table-cell>
          <table:table-cell office:value-type="string">
            <text:p>homepage</text:p>
          </table:table-cell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Homepage</text:p>
          </table:table-cell>
        </table:table-row>
        <table:table-row table:style-name="ro2">
          <table:table-cell office:value-type="string">
            <text:p>value</text:p>
          </table:table-cell>
          <table:table-cell office:value-type="string">
            <text:p>value3</text:p>
          </table:table-cell>
        </table:table-row>
      </table:table>
      <table:table table:name="book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descID</text:p>
          </table:table-cell>
          <table:table-cell office:value-type="string">
            <text:p>book</text:p>
          </table:table-cell>
          <table:table-cell/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Book</text:p>
          </table:table-cell>
          <table:table-cell/>
        </table:table-row>
        <table:table-row table:style-name="ro2">
          <table:table-cell office:value-type="string">
            <text:p>statement</text:p>
          </table:table-cell>
          <table:table-cell office:value-type="string">
            <text:p>title</text:p>
          </table:table-cell>
          <table:table-cell office:value-type="float" office:value="1.1">
            <text:p>1,1</text:p>
          </table:table-cell>
        </table:table-row>
      </table:table>
      <table:table table:name="creator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descID</text:p>
          </table:table-cell>
          <table:table-cell office:value-type="string">
            <text:p>creator</text:p>
          </table:table-cell>
          <table:table-cell/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Creator</text:p>
          </table:table-cell>
          <table:table-cell/>
        </table:table-row>
        <table:table-row table:style-name="ro2">
          <table:table-cell office:value-type="string">
            <text:p>statement</text:p>
          </table:table-cell>
          <table:table-cell office:value-type="string">
            <text:p>name</text:p>
          </table:table-cell>
          <table:table-cell table:style-name="ce2" office:value-type="float" office:value="1.1">
            <text:p>1,1</text:p>
          </table:table-cell>
        </table:table-row>
        <table:table-row table:style-name="ro2">
          <table:table-cell office:value-type="string">
            <text:p>statement</text:p>
          </table:table-cell>
          <table:table-cell office:value-type="string">
            <text:p>homepage</text:p>
          </table:table-cell>
          <table:table-cell office:value-type="float" office:value="0.1">
            <text:p>0,1</text:p>
          </table:table-cell>
        </table:table-row>
      </table:table>
      <table:table table:name="123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descSetID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book</text:p>
          </table:table-cell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creat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4/09/2019</text:date>, <text:time>11.56.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n Coyle</meta:initial-creator>
    <meta:creation-date>2019-09-04T09:57:09</meta:creation-date>
    <dc:date>2019-09-04T11:56:05</dc:date>
    <dc:creator>Karen Coyle</dc:creator>
    <meta:editing-duration>PT58M27S</meta:editing-duration>
    <meta:editing-cycles>2</meta:editing-cycles>
    <meta:generator>OpenOffice/4.1.6$Unix OpenOffice.org_project/416m1$Build-9790</meta:generator>
    <meta:document-statistic meta:table-count="9" meta:cell-count="57" meta:object-count="0"/>
  </office:meta>
</office:document-meta>
</file>